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60474"/>
    </style:style>
    <style:style style:name="P59" style:family="paragraph" style:parent-style-name="Footnote">
      <style:text-properties officeooo:paragraph-rsid="023caf4f"/>
    </style:style>
    <style:style style:name="P60" style:family="paragraph" style:parent-style-name="Footnote">
      <style:text-properties officeooo:paragraph-rsid="023da383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132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5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6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7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0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officeooo:rsid="014eeaf0"/>
    </style:style>
    <style:style style:name="T166" style:family="text">
      <style:text-properties officeooo:rsid="014ea810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5" style:family="text">
      <style:text-properties officeooo:rsid="00172dcf"/>
    </style:style>
    <style:style style:name="T186" style:family="text">
      <style:text-properties fo:font-weight="normal" officeooo:rsid="00172dcf" style:font-weight-asian="normal" style:font-weight-complex="normal"/>
    </style:style>
    <style:style style:name="T187" style:family="text">
      <style:text-properties officeooo:rsid="0119bd75"/>
    </style:style>
    <style:style style:name="T188" style:family="text">
      <style:text-properties style:font-name="Liberation Sans"/>
    </style:style>
    <style:style style:name="T189" style:family="text">
      <style:text-properties style:font-name="Liberation Sans" fo:font-size="12pt" style:font-size-asian="12pt" style:font-size-complex="12pt"/>
    </style:style>
    <style:style style:name="T190" style:family="text">
      <style:text-properties style:font-name="Liberation Sans" fo:font-size="12pt" officeooo:rsid="009c12e0" style:font-size-asian="12pt" style:font-size-complex="12pt"/>
    </style:style>
    <style:style style:name="T191" style:family="text">
      <style:text-properties style:font-name="Liberation Sans" fo:font-size="12pt" officeooo:rsid="00178133" style:font-size-asian="12pt" style:font-size-complex="12pt"/>
    </style:style>
    <style:style style:name="T192" style:family="text">
      <style:text-properties style:font-name="Liberation Sans" fo:font-size="12pt" officeooo:rsid="007ef2fc" style:font-size-asian="12pt" style:font-size-complex="12pt"/>
    </style:style>
    <style:style style:name="T193" style:family="text">
      <style:text-properties style:font-name="Liberation Sans" fo:font-size="12pt" style:text-underline-style="none" officeooo:rsid="009c12e0" style:font-size-asian="12pt" style:font-size-complex="12pt"/>
    </style:style>
    <style:style style:name="T194" style:family="text">
      <style:text-properties style:font-name="Liberation Sans" fo:font-size="10pt" style:font-size-asian="10pt" style:font-size-complex="10pt"/>
    </style:style>
    <style:style style:name="T195" style:family="text">
      <style:text-properties style:font-name="Liberation Sans" fo:font-size="10pt" officeooo:rsid="0203f598" style:font-size-asian="10pt" style:font-size-complex="10pt"/>
    </style:style>
    <style:style style:name="T196" style:family="text">
      <style:text-properties officeooo:rsid="007505e5"/>
    </style:style>
    <style:style style:name="T197" style:family="text">
      <style:text-properties officeooo:rsid="0013aa8e"/>
    </style:style>
    <style:style style:name="T198" style:family="text">
      <style:text-properties officeooo:rsid="007ef2fc"/>
    </style:style>
    <style:style style:name="T199" style:family="text">
      <style:text-properties officeooo:rsid="01e96954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officeooo:rsid="04473353"/>
    </style:style>
    <style:style style:name="T203" style:family="text">
      <style:text-properties officeooo:rsid="0f95a7a0"/>
    </style:style>
    <style:style style:name="T204" style:family="text">
      <style:text-properties officeooo:rsid="0f8f58bd"/>
    </style:style>
    <style:style style:name="T205" style:family="text">
      <style:text-properties officeooo:rsid="0aace3cd"/>
    </style:style>
    <style:style style:name="T206" style:family="text">
      <style:text-properties style:font-name="Ubuntu1"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48">C</text:span></text:span><text:span text:style-name="Strong_20_Emphasis"><text:span text:style-name="T147">hecklist voor </text:span></text:span><text:span text:style-name="Strong_20_Emphasis"><text:span text:style-name="T148">het</text:span></text:span><text:span text:style-name="Strong_20_Emphasis"><text:span text:style-name="T147"> </text:span></text:span><text:span text:style-name="Strong_20_Emphasis"><text:span text:style-name="T149">overzetten</text:span></text:span><text:span text:style-name="Strong_20_Emphasis"><text:span text:style-name="T147"> van Windows </text:span></text:span><text:span text:style-name="Strong_20_Emphasis"><text:span text:style-name="T151">Desktop </text:span></text:span><text:span text:style-name="Strong_20_Emphasis"><text:span text:style-name="T147">naar </text:span></text:span><text:span text:style-name="Strong_20_Emphasis"><text:span text:style-name="T150">Linux </text:span></text:span><text:span text:style-name="Strong_20_Emphasis"><text:span text:style-name="T151">Desktop </text:span></text:span><text:span text:style-name="Strong_20_Emphasis"><text:span text:style-name="T150">(</text:span></text:span><text:span text:style-name="Strong_20_Emphasis"><text:span text:style-name="T152">Ubuntu,</text:span></text:span><text:span text:style-name="Strong_20_Emphasis"><text:span text:style-name="T153"> Debian, </text:span></text:span><text:span text:style-name="Strong_20_Emphasis"><text:span text:style-name="T155">of Rocky Linux</text:span></text:span><text:span text:style-name="Strong_20_Emphasis"><text:span text:style-name="T154">)</text:span></text:span><text:span text:style-name="T147">.</text:span></text:p>
      <text:p text:style-name="P21"/>
      <text:p text:style-name="P15"><text:span text:style-name="Strong_20_Emphasis"><text:span text:style-name="T4"/></text:span></text:p>
      <text:list text:style-name="L1">
        <text:list-item>
          <text:p text:style-name="P66"><text:span text:style-name="T138">Over</text:span><text:span text:style-name="T139">zetten</text:span><text:span text:style-name="T137"> voorbereiden</text:span><text:span text:style-name="T133"> (</text:span><text:span text:style-name="T136">alleen als </text:span><text:span text:style-name="T132">op</text:span><text:span text:style-name="T133"> Windows </text:span><text:span text:style-name="T134">D</text:span><text:span text:style-name="T135">esktop</text:span><text:span text:style-name="T146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40">Verbreek de Internetverbinding, zodat er geen nieuwe </text:span><text:span text:style-name="T141">e-</text:span><text:span text:style-name="T140">mails </text:span><text:span text:style-name="T141">meer</text:span><text:span text:style-name="T142"> </text:span><text:span text:style-name="T141">binnen </text:span><text:span text:style-name="T142">kunnen </text:span><text:span text:style-name="T140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6">l</text:span> <text:span text:style-name="T197">computernaam en </text:span>gebruikersnamen (zie pagina <text:span text:style-name="T198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9">Verzamel </text:span><text:span text:style-name="Emphasis"><text:span text:style-name="T193">per gebruiker</text:span></text:span><text:span text:style-name="T190"> </text:span><text:span text:style-name="T189">E-mailadressen </text:span><text:span text:style-name="T191">en</text:span><text:span text:style-name="T189"> mailserver</text:span><text:span text:style-name="T191">adressen</text:span><text:span text:style-name="T189"> inclusief gebruikersnamen en wachtwoorden, zie pagina </text:span><text:span text:style-name="T192">4</text:span><text:span text:style-name="T189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6">Installeer en start </text:span><text:span text:style-name="T162">Google Chrome</text:span><text:span text:style-name="T156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6">.</text:span></text:p>
            <text:p text:style-name="P24"><text:span text:style-name="T143">Als importeren niet lukt, alles exporteren </text:span><text:span text:style-name="T144">op alle mogelijke manieren </text:span><text:span text:style-name="T143">vanuit </text:span><text:span text:style-name="T145">de </text:span><text:span text:style-name="T14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6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6">.</text:span></text:p>
            <text:p text:style-name="P25"><text:span text:style-name="T143">Als importeren niet lukt, alles exporteren </text:span><text:span text:style-name="T144">op alle mogelijke manieren </text:span><text:span text:style-name="T143">vanuit </text:span><text:span text:style-name="T145">de </text:span><text:span text:style-name="T14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6">Installeer en start Mozilla Thunderbird, importeer </text:span><text:span text:style-name="Emphasis"><text:span text:style-name="T163">per gebruiker</text:span></text:span><text:span text:style-name="T157"> </text:span><text:span text:style-name="T158">vanuit </text:span><text:span text:style-name="T159">het </text:span><text:span text:style-name="T158">huidig e-mailprogramma </text:span><text:span text:style-name="T160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60">accountinstellingen</text:span><text:span text:style-name="T15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7"><text:s/></text:span></text:span><text:span text:style-name="Strong_20_Emphasis"><text:span text:style-name="T168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68"><text:tab/></text:span></text:span><text:span text:style-name="T188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7"><text:s/></text:span></text:span><text:span text:style-name="Strong_20_Emphasis"><text:span text:style-name="T168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67"><text:s/></text:span></text:span><text:span text:style-name="Strong_20_Emphasis"><text:span text:style-name="T168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68"><text:tab/></text:span></text:span><text:span text:style-name="T188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61">agenda, </text:span><text:span text:style-name="T156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56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60"><text:span text:style-name="T96">B</text:span><text:span text:style-name="T97">ootmenu/</text:span><text:span text:style-name="T96">S</text:span><text:span text:style-name="T97">etup</text:span><text:span text:style-name="T95"> via </text:span><text:span text:style-name="T98">é</text:span><text:span text:style-name="T99">é</text:span><text:span text:style-name="T96">n van d</text:span><text:span text:style-name="T111">e </text:span><text:span text:style-name="T113">v</text:span><text:span text:style-name="Definition"><text:span text:style-name="T112">eelgebruikte toetsen: </text:span></text:span><text:span text:style-name="Toets-voetnoot"><text:span text:style-name="T131">Esc</text:span></text:span><text:span text:style-name="Definition"><text:span text:style-name="T114">, </text:span></text:span><text:span text:style-name="Toets-voetnoot"><text:span text:style-name="T131">Delete</text:span></text:span><text:span text:style-name="Definition"><text:span text:style-name="T114">, </text:span></text:span><text:span text:style-name="Toets-voetnoot"><text:span text:style-name="T131">F1</text:span></text:span><text:span text:style-name="Definition"><text:span text:style-name="T114">, </text:span></text:span><text:span text:style-name="Toets-voetnoot"><text:span text:style-name="T131">F2</text:span></text:span><text:span text:style-name="Definition"><text:span text:style-name="T114">, </text:span></text:span><text:span text:style-name="Toets-voetnoot"><text:span text:style-name="T131">F9</text:span></text:span><text:span text:style-name="Definition"><text:span text:style-name="T114">, </text:span></text:span><text:span text:style-name="Toets-voetnoot"><text:span text:style-name="T131">F10</text:span></text:span><text:span text:style-name="Definition"><text:span text:style-name="T114">, </text:span></text:span><text:span text:style-name="Toets-voetnoot"><text:span text:style-name="T131">F11</text:span></text:span><text:span text:style-name="Definition"><text:span text:style-name="T114">, or </text:span></text:span><text:span text:style-name="Toets-voetnoot"><text:span text:style-name="T131">F12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2">Vanaf ee</text:span>n <text:span text:style-name="T203">L</text:span>ive <text:span text:style-name="T204">USB</text:span><text:span text:style-name="T205">-stick</text:span><text:span text:style-name="T206"> </text:span>kunt <text:span text:style-name="T202">u opstarten en</text:span> <text:span text:style-name="T194">met </text:span><text:span text:style-name="T195">Linux</text:span><text:span text:style-name="Strong_20_Emphasis"><text:span text:style-name="T164"> </text:span></text:span>werken zonder enige bestanden op de harde schijf te wijzigen en maakt ook installatie van <text:span text:style-name="T208">Linux</text:span><text:span text:style-name="Strong_20_Emphasis"><text:span text:style-name="T164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9"><text:span text:style-name="Strong_20_Emphasis"><text:span text:style-name="T100">Maak een opstartbare USB-stick</text:span></text:span><text:span text:style-name="Strong_20_Emphasis"><text:span text:style-name="T101">:<text:line-break/></text:span></text:span><text:span text:style-name="Strong_20_Emphasis"><text:span text:style-name="T102">Download </text:span></text:span><text:span text:style-name="Strong_20_Emphasis"><text:span text:style-name="T103">een </text:span></text:span><text:span text:style-name="Strong_20_Emphasis"><text:span text:style-name="T104">cd</text:span></text:span><text:span text:style-name="Strong_20_Emphasis"><text:span text:style-name="T108">-beeldbestand</text:span></text:span><text:span text:style-name="Strong_20_Emphasis"><text:span text:style-name="T105"> </text:span></text:span><text:span text:style-name="Strong_20_Emphasis"><text:span text:style-name="T106">(.iso), </text:span></text:span><text:span text:style-name="Strong_20_Emphasis"><text:span text:style-name="T109">zie Checklist installatie </text:span></text:span><text:span text:style-name="Strong_20_Emphasis"><text:span text:style-name="T115">Ubuntu </text:span></text:span><text:span text:style-name="Strong_20_Emphasis"><text:span text:style-name="T116">Desktop</text:span></text:span><text:span text:style-name="Strong_20_Emphasis"><text:span text:style-name="T115">, Debian </text:span></text:span><text:span text:style-name="Strong_20_Emphasis"><text:span text:style-name="T116">Desktop</text:span></text:span><text:span text:style-name="Strong_20_Emphasis"><text:span text:style-name="T115">, o</text:span></text:span><text:span text:style-name="Strong_20_Emphasis"><text:span text:style-name="T117">f</text:span></text:span><text:span text:style-name="Strong_20_Emphasis"><text:span text:style-name="T115"> Rocky Linux Desktop/Workstation.</text:span></text:span><text:span text:style-name="Strong_20_Emphasis"><text:span text:style-name="T107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7">, onder </text:span></text:span><text:span text:style-name="Strong_20_Emphasis"><text:span text:style-name="T110">Linux</text:span></text:span><text:span text:style-name="Strong_20_Emphasis"><text:span text:style-name="T107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9">&lt;</text:span></text:span><text:span text:style-name="Definition"><text:span text:style-name="T170">Gebruikersnaam</text:span></text:span><text:span text:style-name="Definition"><text:span text:style-name="T169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9">&lt;</text:span></text:span><text:span text:style-name="Definition"><text:span text:style-name="T170">Gebruikersnaam</text:span></text:span><text:span text:style-name="Definition"><text:span text:style-name="T169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9">&lt;</text:span></text:span><text:span text:style-name="Definition"><text:span text:style-name="T170">Gebruikersnaam</text:span></text:span><text:span text:style-name="Definition"><text:span text:style-name="T169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9">&lt;</text:span></text:span><text:span text:style-name="Definition"><text:span text:style-name="T170">Gebruikersnaam</text:span></text:span><text:span text:style-name="Definition"><text:span text:style-name="T169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71">&lt;</text:span></text:span><text:span text:style-name="Definition"><text:span text:style-name="T170">Gebruikersnaam</text:span></text:span><text:span text:style-name="Definition"><text:span text:style-name="T171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9">&lt;</text:span></text:span><text:span text:style-name="Definition"><text:span text:style-name="T170">Gebruikersnaam</text:span></text:span><text:span text:style-name="Definition"><text:span text:style-name="T169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18">Linux </text:span></text:span><text:span text:style-name="Strong_20_Emphasis"><text:span text:style-name="T119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8">Checklist installatie is te vinden op 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7">, onder </text:span></text:span><text:span text:style-name="Strong_20_Emphasis"><text:span text:style-name="T110">Linux</text:span></text:span><text:span text:style-name="Strong_20_Emphasis"><text:span text:style-name="T107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2"><text:tab/></text:span></text:span></text:p>
      <text:list text:continue-numbering="true" text:style-name="L1">
        <text:list-item>
          <text:p text:style-name="P62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67">De handelingen in dit hoofdstuk dienen per gebruiker te worden uitgevoerd.</text:p>
          <text:p text:style-name="P68"><text:span text:style-name="Emphasis"><text:span text:style-name="T174"/></text:span></text:p>
        </text:list-item>
      </text:list>
      <text:p text:style-name="P17"><text:span text:style-name="Strong_20_Emphasis"><text:span text:style-name="T172"><text:tab/></text:span></text:span><text:span text:style-name="Strong_20_Emphasis"><text:span text:style-name="T172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2"><text:tab/></text:span></text:span><text:span text:style-name="Strong_20_Emphasis"><text:span text:style-name="T175">Zorg dat er geen </text:span></text:span><text:span text:style-name="Strong_20_Emphasis"><text:span text:style-name="T173">Internetverbinding </text:span></text:span><text:span text:style-name="Strong_20_Emphasis"><text:span text:style-name="T175">is, zodat er geen nieuwe </text:span></text:span><text:span text:style-name="Strong_20_Emphasis"><text:span text:style-name="T176">e-</text:span></text:span><text:span text:style-name="Strong_20_Emphasis"><text:span text:style-name="T175">mails </text:span></text:span><text:span text:style-name="Strong_20_Emphasis"><text:span text:style-name="T177">kunnen </text:span></text:span><text:span text:style-name="Strong_20_Emphasis"><text:span text:style-name="T176">binnen</text:span></text:span><text:span text:style-name="Strong_20_Emphasis"><text:span text:style-name="T175">komen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7"><text:span text:style-name="Strong_20_Emphasis"><text:span text:style-name="T172"><text:tab/></text:span></text:span><text:span text:style-name="Strong_20_Emphasis"><text:span text:style-name="T172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2"><text:tab/></text:span></text:span><text:span text:style-name="Strong_20_Emphasis"><text:span text:style-name="T173">Start Firefox en controleer de werking.</text:span></text:span></text:p>
      <text:p text:style-name="P17"><text:span text:style-name="Strong_20_Emphasis"><text:span text:style-name="T172"><text:tab/></text:span></text:span><text:span text:style-name="Strong_20_Emphasis"><text:span text:style-name="T172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2"><text:tab/></text:span></text:span><text:span text:style-name="Strong_20_Emphasis"><text:span text:style-name="T172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2"><text:tab/></text:span></text:span><text:span text:style-name="Strong_20_Emphasis"><text:span text:style-name="T173">Kopieer de Thunderbird data </text:span></text:span><text:span text:style-name="Strong_20_Emphasis"><text:span text:style-name="T178">naar ~/.thunderbird, </text:span></text:span><text:span text:style-name="Strong_20_Emphasis"><text:span text:style-name="T179">of in </text:span></text:span><text:span text:style-name="Strong_20_Emphasis"><text:span text:style-name="T178">~/.thunderbird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text:tab/></text:span></text:span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0">f</text:span></text:span><text:span text:style-name="User_20_Entry"><text:span text:style-name="T121">ind </text:span></text:span><text:span text:style-name="User_20_Entry"><text:span text:style-name="T120">$HOME</text:span></text:span><text:span text:style-name="User_20_Entry"><text:span text:style-name="T121"> -</text:span></text:span><text:span text:style-name="User_20_Entry"><text:span text:style-name="T122">i</text:span></text:span><text:span text:style-name="User_20_Entry"><text:span text:style-name="T121">name </text:span></text:span><text:span text:style-name="User_20_Entry"><text:span text:style-name="T123">d</text:span></text:span><text:span text:style-name="User_20_Entry"><text:span text:style-name="T121">esktop.ini -</text:span></text:span><text:span text:style-name="User_20_Entry"><text:span text:style-name="T124">d</text:span></text:span><text:span text:style-name="User_20_Entry"><text:span text:style-name="T125">e</text:span></text:span><text:span text:style-name="User_20_Entry"><text:span text:style-name="T124">lete </text:span></text:span><text:span text:style-name="User_20_Entry"><text:span text:style-name="T126">-or </text:span></text:span><text:span text:style-name="User_20_Entry"><text:span text:style-name="T121">-</text:span></text:span><text:span text:style-name="User_20_Entry"><text:span text:style-name="T127">i</text:span></text:span><text:span text:style-name="User_20_Entry"><text:span text:style-name="T121">name </text:span></text:span><text:span text:style-name="User_20_Entry"><text:span text:style-name="T127">t</text:span></text:span><text:span text:style-name="User_20_Entry"><text:span text:style-name="T121">humbs.db -</text:span></text:span><text:span text:style-name="User_20_Entry"><text:span text:style-name="T124">delete -</text:span></text:span><text:span text:style-name="User_20_Entry"><text:span text:style-name="T126">or </text:span></text:span><text:span text:style-name="User_20_Entry"><text:span text:style-name="T121">-name '*.</text:span></text:span><text:span text:style-name="User_20_Entry"><text:span text:style-name="T128">lnk'</text:span></text:span><text:span text:style-name="User_20_Entry"><text:span text:style-name="T121"> -</text:span></text:span><text:span text:style-name="User_20_Entry"><text:span text:style-name="T124">delete -</text:span></text:span><text:span text:style-name="User_20_Entry"><text:span text:style-name="T129">or </text:span></text:span><text:span text:style-name="User_20_Entry"><text:span text:style-name="T121">-</text:span></text:span><text:span text:style-name="User_20_Entry"><text:span text:style-name="T122">i</text:span></text:span><text:span text:style-name="User_20_Entry"><text:span text:style-name="T121">name '*.</text:span></text:span><text:span text:style-name="User_20_Entry"><text:span text:style-name="T130">exe'</text:span></text:span><text:span text:style-name="User_20_Entry"><text:span text:style-name="T121"> -</text:span></text:span><text:span text:style-name="User_20_Entry"><text:span text:style-name="T124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text:tab/></text:span></text:span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9"><text:span text:style-name="Strong_20_Emphasis"><text:span text:style-name="T184"/></text:span></text:p>
          <text:p text:style-name="P70"><text:span text:style-name="Strong_20_Emphasis"><text:span text:style-name="T184"><text:line-break/><text:tab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2"/>
      <text:list text:continue-numbering="true" text:style-name="L2">
        <text:list-item>
          <text:list>
            <text:list-header>
              <text:p text:style-name="P71"><text:span text:style-name="Emphasis"><text:span text:style-name="T18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0">Karel Zimmer</text:span></text:span></text:a><text:span text:style-name="Emphasis"><text:span text:style-name="T182">.</text:span></text:span></text:p>
              <text:p text:style-name="P72"><text:span text:style-name="Emphasis"><text:span text:style-name="T201">Licentie </text:span></text:span><text:span text:style-name="Emphasis"><text:span text:style-name="T182">C</text:span></text:span><text:span text:style-name="Emphasis"><text:span text:style-name="T183">C0</text:span></text:span><text:span text:style-name="Emphasis"><text:span text:style-name="T182"> 1.0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0">.</text:span>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199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87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6">Inkomende</text:span><text:span text:style-name="T185"> </text:span>mailserver<text:line-break/>(pop.voorbeeld.com)</text:p>
          </table:table-cell>
          <table:table-cell table:style-name="Tabel2.G1" office:value-type="string">
            <text:p text:style-name="P48"><text:span text:style-name="T185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Toets" style:family="text" style:parent-style-name="Strong_20_Emphasis">
      <style:text-properties style:font-name="Liberation Mono2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1-03T08:52:50.909610902">03-0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1-03T08:52:50.910944882">03-0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3T08:52:50.764961947</dc:date>
    <meta:print-date>2014-01-05T10:21:33.960023988</meta:print-date>
    <meta:keyword>Installatie</meta:keyword>
    <meta:keyword>Checklist</meta:keyword>
    <meta:keyword>Linux</meta:keyword>
    <meta:editing-cycles>2458</meta:editing-cycles>
    <meta:editing-duration>P5DT2H46M56S</meta:editing-duration>
    <meta:printed-by>Karel Zimmer</meta:printed-by>
    <dc:creator>Karel Zimmer</dc:creator>
    <meta:document-statistic meta:table-count="5" meta:image-count="2" meta:object-count="0" meta:page-count="4" meta:paragraph-count="156" meta:word-count="564" meta:character-count="4577" meta:non-whitespace-character-count="3870"/>
    <meta:user-defined meta:name="Info 1"/>
    <meta:user-defined meta:name="Info 2"/>
    <meta:user-defined meta:name="Info 3"/>
    <meta:user-defined meta:name="Info 4"/>
  </office:meta>
</office:document-meta>
</file>